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22mm"/>
    </style:style>
    <style:style style:name="co4" style:family="table-column">
      <style:table-column-properties fo:break-before="auto" style:column-width="27.13mm"/>
    </style:style>
    <style:style style:name="co5" style:family="table-column">
      <style:table-column-properties fo:break-before="auto" style:column-width="22.28mm"/>
    </style:style>
    <style:style style:name="co6" style:family="table-column">
      <style:table-column-properties fo:break-before="auto" style:column-width="18.84mm"/>
    </style:style>
    <style:style style:name="co7" style:family="table-column">
      <style:table-column-properties fo:break-before="auto" style:column-width="52.83mm"/>
    </style:style>
    <style:style style:name="ro1" style:family="table-row">
      <style:table-row-properties style:row-height="13.6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color="#6a8759" style:font-name="DejaVu Sans Mono" fo:font-size="9pt" fo:language="none" fo:country="none" style:font-name-asian="DejaVu Sans Mono" style:font-size-asian="9pt" style:language-asian="none" style:country-asian="none" style:font-name-complex="DejaVu Sans Mono" style:font-size-complex="9pt" style:language-complex="none" style:country-complex="none"/>
    </style:style>
    <style:style style:name="ce6" style:family="table-cell" style:parent-style-name="Default">
      <style:text-properties fo:color="#6a8759" style:text-outline="false" style:text-line-through-style="none" style:text-line-through-type="none" style:font-name="DejaVu Sans Mono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pt" style:language-asian="none" style:country-asian="none" style:font-style-asian="normal" style:font-weight-asian="normal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um. Of </text:p>
            <text:p>Images used</text:p>
            <text:p>For encoding</text:p>
          </table:table-cell>
          <table:table-cell table:style-name="ce1" office:value-type="string" calcext:value-type="string">
            <text:p>Num. Of </text:p>
            <text:p>Images not</text:p>
            <text:p>Correctly </text:p>
            <text:p>Recognized</text:p>
          </table:table-cell>
          <table:table-cell table:style-name="ce1" office:value-type="string" calcext:value-type="string">
            <text:p>Total num. </text:p>
            <text:p>Images used</text:p>
            <text:p>For Testing</text:p>
          </table:table-cell>
          <table:table-cell table:style-name="ce1" office:value-type="string" calcext:value-type="string">
            <text:p>Accuracy </text:p>
            <text:p>%</text:p>
          </table:table-cell>
          <table:table-cell/>
          <table:table-cell office:value-type="string" calcext:value-type="string">
            <text:p>using method1</text:p>
            <text:p>(CNN)(without KNN)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using method2</text:p>
            <text:p>(CNN)(with KNN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68" calcext:value-type="float">
            <text:p>568</text:p>
          </table:table-cell>
          <table:table-cell table:style-name="ce2" table:formula="of:=([.C2]-[.B2])*100/[.C2]" office:value-type="float" office:value="95.7746478873239" calcext:value-type="float">
            <text:p>95.7746478873239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98" calcext:value-type="float">
            <text:p>98</text:p>
          </table:table-cell>
          <table:table-cell table:style-name="ce2" table:formula="of:=469+98" office:value-type="float" office:value="567" calcext:value-type="float">
            <text:p>567</text:p>
          </table:table-cell>
          <table:table-cell table:formula="of:=([.H2]-[.G2])*100/[.H2]" office:value-type="float" office:value="82.716049382716" calcext:value-type="float">
            <text:p>82.716049382716</text:p>
          </table:table-cell>
          <table:table-cell table:style-name="ce2" office:value-type="string" calcext:value-type="string">
            <text:p>encodings_test_byone.pickl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([.M2]-[.L2])*100/[.M2]" office:value-type="float" office:value="100" calcext:value-type="float">
            <text:p>100</text:p>
          </table:table-cell>
          <table:table-cell office:value-type="string" calcext:value-type="string">
            <text:p>(0.4 can be used for threshold)</text:p>
          </table:table-cell>
          <table:table-cell table:style-name="ce5" office:value-type="string" calcext:value-type="string">
            <text:p>knn_trained_cnn_4neigh_1test_4train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33" calcext:value-type="float">
            <text:p>433</text:p>
          </table:table-cell>
          <table:table-cell table:style-name="ce2" table:formula="of:=([.C3]-[.B3])*100/[.C3]" office:value-type="float" office:value="95.8429561200924" calcext:value-type="float">
            <text:p>95.842956120092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54" calcext:value-type="float">
            <text:p>54</text:p>
          </table:table-cell>
          <table:table-cell table:style-name="ce2" table:formula="of:=381+[.G3]" office:value-type="float" office:value="435" calcext:value-type="float">
            <text:p>435</text:p>
          </table:table-cell>
          <table:table-cell table:formula="of:=([.H3]-[.G3])*100/[.H3]" office:value-type="float" office:value="87.5862068965517" calcext:value-type="float">
            <text:p>87.5862068965517</text:p>
          </table:table-cell>
          <table:table-cell office:value-type="string" calcext:value-type="string">
            <text:p>encodings_train_bytwo.pick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429+[.L3]" office:value-type="float" office:value="436" calcext:value-type="float">
            <text:p>436</text:p>
          </table:table-cell>
          <table:table-cell table:formula="of:=([.M3]-[.L3])*100/[.M3]" office:value-type="float" office:value="98.394495412844" calcext:value-type="float">
            <text:p>98.394495412844</text:p>
          </table:table-cell>
          <table:table-cell office:value-type="string" calcext:value-type="string">
            <text:p>(with 0.6 threshold)</text:p>
          </table:table-cell>
          <table:table-cell table:style-name="ce6" office:value-type="string" calcext:value-type="string">
            <text:p>knn_trained_cnn_4neigh_1test_3train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4" calcext:value-type="float">
            <text:p>304</text:p>
          </table:table-cell>
          <table:table-cell table:style-name="ce2" table:formula="of:=([.C4]-[.B4])*100/[.C4]" office:value-type="float" office:value="97.0394736842105" calcext:value-type="float">
            <text:p>97.039473684210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290+[.G4]" office:value-type="float" office:value="302" calcext:value-type="float">
            <text:p>302</text:p>
          </table:table-cell>
          <table:table-cell table:formula="of:=([.H4]-[.G4])*100/[.H4]" office:value-type="float" office:value="96.0264900662252" calcext:value-type="float">
            <text:p>96.0264900662252</text:p>
          </table:table-cell>
          <table:table-cell office:value-type="string" calcext:value-type="string">
            <text:p>encodings_train_bythree.pickl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417+[.L4]" office:value-type="float" office:value="435" calcext:value-type="float">
            <text:p>435</text:p>
          </table:table-cell>
          <table:table-cell table:formula="of:=([.M4]-[.L4])*100/[.M4]" office:value-type="float" office:value="95.8620689655172" calcext:value-type="float">
            <text:p>95.8620689655172</text:p>
          </table:table-cell>
          <table:table-cell office:value-type="string" calcext:value-type="string">
            <text:p>(with 0.4 threshold)</text:p>
          </table:table-cell>
          <table:table-cell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2" calcext:value-type="float">
            <text:p>132</text:p>
          </table:table-cell>
          <table:table-cell table:style-name="ce2" table:formula="of:=([.C5]-[.B5])*100/[.C5]" office:value-type="float" office:value="99.2424242424243" calcext:value-type="float">
            <text:p>99.242424242424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32" calcext:value-type="float">
            <text:p>132</text:p>
          </table:table-cell>
          <table:table-cell table:formula="of:=([.H5]-[.G5])*100/[.H5]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411+[.L5]" office:value-type="float" office:value="435" calcext:value-type="float">
            <text:p>435</text:p>
          </table:table-cell>
          <table:table-cell table:formula="of:=([.M5]-[.L5])*100/[.M5]" office:value-type="float" office:value="94.4827586206896" calcext:value-type="float">
            <text:p>94.4827586206896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544+[.L6]" office:value-type="float" office:value="567" calcext:value-type="float">
            <text:p>567</text:p>
          </table:table-cell>
          <table:table-cell table:formula="of:=([.M6]-[.L6])*100/[.M6]" office:value-type="float" office:value="95.9435626102293" calcext:value-type="float">
            <text:p>95.9435626102293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hog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hog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([.H8]-[.G8])*100/[.H8]" office:value-type="float" office:value="100" calcext:value-type="float">
            <text:p>1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formula="of:=([.M8]-[.L8])*100/[.M8]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287+[.G9]" office:value-type="float" office:value="303" calcext:value-type="float">
            <text:p>303</text:p>
          </table:table-cell>
          <table:table-cell table:formula="of:=([.H9]-[.G9])*100/[.H9]" office:value-type="float" office:value="94.7194719471947" calcext:value-type="float">
            <text:p>94.71947194719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291+[.L9]" office:value-type="float" office:value="304" calcext:value-type="float">
            <text:p>304</text:p>
          </table:table-cell>
          <table:table-cell table:formula="of:=([.M9]-[.L9])*100/[.M9]" office:value-type="float" office:value="95.7236842105263" calcext:value-type="float">
            <text:p>95.7236842105263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383+[.G10]" office:value-type="float" office:value="430" calcext:value-type="float">
            <text:p>430</text:p>
          </table:table-cell>
          <table:table-cell table:formula="of:=([.H10]-[.G10])*100/[.H10]" office:value-type="float" office:value="89.0697674418605" calcext:value-type="float">
            <text:p>89.069767441860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407+[.L10]" office:value-type="float" office:value="436" calcext:value-type="float">
            <text:p>436</text:p>
          </table:table-cell>
          <table:table-cell table:formula="of:=([.M10]-[.L10])*100/[.M10]" office:value-type="float" office:value="93.348623853211" calcext:value-type="float">
            <text:p>93.348623853211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formula="of:=473+[.G11]" office:value-type="float" office:value="564" calcext:value-type="float">
            <text:p>564</text:p>
          </table:table-cell>
          <table:table-cell table:formula="of:=([.H11]-[.G11])*100/[.H11]" office:value-type="float" office:value="83.8652482269504" calcext:value-type="float">
            <text:p>83.8652482269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545+[.L11]" office:value-type="float" office:value="567" calcext:value-type="float">
            <text:p>567</text:p>
          </table:table-cell>
          <table:table-cell table:formula="of:=([.M11]-[.L11])*100/[.M11]" office:value-type="float" office:value="96.1199294532628" calcext:value-type="float">
            <text:p>96.11992945326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7:54:47.323567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5:42:43.719576596</meta:creation-date>
    <dc:date>2018-08-24T22:37:40.234588858</dc:date>
    <meta:editing-duration>PT5H17M14S</meta:editing-duration>
    <meta:editing-cycles>6</meta:editing-cycles>
    <meta:generator>LibreOffice/6.0.3.2$Linux_X86_64 LibreOffice_project/00m0$Build-2</meta:generator>
    <meta:document-statistic meta:table-count="1" meta:cell-count="100" meta:object-count="0"/>
  </office:meta>
</office:document-meta>
</file>